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Filipa  Calad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a3e603">1. References</text:a></text:p>
        </text:index-body>
      </text:table-of-content>
      <text:h text:style-name="Heading_20_1" text:outline-level="1" text:is-list-header="false">
<text:bookmark-start text:name="OrgXref.org1a3e603"/>
<text:bookmark text:name="org1a3e603"/>References
<text:bookmark-end text:name="OrgXref.org1a3e603"/></text:h>
      <text:p text:style-name="Text_20_body">Ackerman, Erin M. P. "Becoming and Belonging: The
  Productivity of Pleasures and Desires in Octavia Butler's
  Xenogenesis Trilogy." <text:span text:style-name="Emphasis">Extrapolation</text:span> (Pre-2012), vol. 49, no. 1,
  2008, pp. 24-43,3.
</text:p>
      <text:p text:style-name="Text_20_body">Alarcón, Norma. "Conjugating Subjects in the Age of Multiculturalism"
 <text:span text:style-name="Emphasis">Mapping Multiculturalism</text:span>. Avery F. Gordon and Christopher Newfield,
 editors. University of Minnesota Press. pp. 127-148.
</text:p>
      <text:p text:style-name="Text_20_body">Amin, Kadji, Musser, Amber J. and Pérez, Roy. "'Queer Form':
 Aesthetics, Race, and the Violences of the Social."
 <text:span text:style-name="Emphasis">ASAP/Journal</text:span>. Vol. 2.2, May 2017. pp. 227–239.
</text:p>
      <text:p text:style-name="Text_20_body">Anzaldúa Gloria. <text:span text:style-name="Emphasis">Borderlands: The New Mestiza/La Frontera</text:span>. 3rd ed.,
 Aunt Lute Books, 2007.
</text:p>
      <text:p text:style-name="Text_20_body">Barnett, Fiona, Blas Zack, cárdenas, micha, Gaboury, Jacob, Johnson,
 Jessica Marie and Rhee, Margaret. "QueerOS: A User's Manual."
 eds. Matthew K. Gold and Lauren Klein. <text:span text:style-name="Emphasis">Debates in the Digital
 Humanities</text:span>, University of Minnesota Press.
</text:p>
      <text:p text:style-name="Text_20_body">Barnes, Steven. "What Octavia E. Butler Feared Most about Human
 Nature," <text:span text:style-name="Emphasis">The Bloomsbury Handbook to Octavia Butler</text:span>. pp. 11-13.
</text:p>
      <text:p text:style-name="Text_20_body">Barthes, Roland. <text:span text:style-name="Emphasis">Camera Lucida: Reflections on
 Photography</text:span>. Translated by Richard Howard, 1st American ed., Hill
 and Wang, 1981.Barthes, Roland. 
</text:p>
      <text:p text:style-name="Text_20_body">Bender, Emily M., et al. "On The Dangers Of Stochastic Parrots: Can
 Language Models Be Too Big?" <text:span text:style-name="Emphasis">Proceedings Of The 2021 Acm Conference
 On Fairness, Accountability, And Transparency</text:span>. 2021.
</text:p>
      <text:p text:style-name="Text_20_body">Bender, Emily M., and Alexander Koller. "Climbing Towards Nlu: On
 Meaning, Form, And Understanding In The Age Of Data." /Proceedings Of
 The 58th Annual Meeting Of The Association For Computational
 Linguistics/. 2020.
</text:p>
      <text:p text:style-name="Text_20_body">Benjamin, Ruha. <text:span text:style-name="Emphasis">Race After Technology: Abolitionist Tools for the New
 Jim Code</text:span>. Polity, 2019.
</text:p>
      <text:p text:style-name="Text_20_body">Benzel, Kathryn N. “Reading Readers In Virginia Woolf’S ‘Orlando: A
 Biography.’” <text:span text:style-name="Emphasis">Style</text:span>, vol. 28, no. 2, 1994, pp. 169–82.
</text:p>
      <text:p text:style-name="Text_20_body">Berman, Jessica. “Is The Trans In Transnational The Trans In
 Transgender?"  <text:span text:style-name="Emphasis">Modernism/modernity</text:span>, vol. 24 no. 2, 2017,
 pp. 217-244. Project MUSE, <text:a xlink:type="simple" xlink:href="10.1353/mod.2017.0019">10.1353/mod.2017.0019</text:a>
</text:p>
      <text:p text:style-name="Text_20_body">Blas, Zack and cárdenas, micha. <text:span text:style-name="Emphasis">transCoder: A Software Development
 Kit</text:span>. 2007-2012. <text:a xlink:type="simple" xlink:href="https://zachblas.info/works/queer-technologies/">https://zachblas.info/works/queer-technologies/</text:a>
</text:p>
      <text:p text:style-name="Text_20_body">Boucher, Geoff. "The Politics of Performativity: A Critique Of Judith
 Butler." /Parrhesia. 1.1 (2006): 112-141.
</text:p>
      <text:p text:style-name="Text_20_body">Bowers, Fredson. <text:span text:style-name="Emphasis">Textual &amp; Literary Criticism</text:span>. Cambridge: Cambridge
 University Press, 1959.
</text:p>
      <text:p text:style-name="Text_20_body">Boyd, Jason A. "'The Texting Wilde Project': Thoughts on Tools for a
 Computer-Assisted Exegisis of a Biographical Corpus." The Text
 Encoding Initiative Conference and Members Meeting 2014. Evanston,
 Illinois. October 22-24, 2014.
</text:p>
      <text:p text:style-name="Text_20_body">Brown, Jayna. <text:span text:style-name="Emphasis">Black Utopias: Speculative Life and the Music
of Other Worlds</text:span>. Duke University Press, 2021.
</text:p>
      <text:p text:style-name="Text_20_body">Browne, Simone. <text:span text:style-name="Emphasis">Dark Matters: On the Surveillance of Blackness</text:span>. Duke
 University Press, 2015.
</text:p>
      <text:p text:style-name="Text_20_body">Buolamwini, Joy, and Timnit Gebru. “Gender Shades: Intersectional
 Accuracy Disparities in Commercial Gender Classification.”
 Proceedings of the 1st Conference on Fairness, Accountability and
 Transparency, PMLR, 2018, pp. 77–91.
</text:p>
      <text:p text:style-name="Text_20_body">Burnett, Joshua Yu. "Troubling Issues of Consent in <text:span text:style-name="Emphasis">Dawn</text:span>,"
 M. Japtok, J. R. Jenkins (eds.), <text:span text:style-name="Emphasis">Human Contradictions in Octavia
 E. Butler’s Work</text:span>, Springer. pp 107–119.
</text:p>
      <text:p text:style-name="Text_20_body">Burns, Christy L.  “Re-Dressing Feminist Identities: Tensions between
 Essential and Constructed Selves in Virginia Woolf's Orlando.”
 <text:span text:style-name="Emphasis">Twentieth Century Literature</text:span>, vol. 40, no. 3, 1994, pp. 342–364.
</text:p>
      <text:p text:style-name="Text_20_body">Butler, Judith. <text:span text:style-name="Emphasis">Bodies That Matter: On The Discursive Limits of
 Sex</text:span>. Taylor &amp; Francis, 2011.  
</text:p>
      <text:p text:style-name="Text_20_body">Butler, Octavia. <text:span text:style-name="Emphasis">Dawn</text:span>. Grand Central Publishing. 1987.
</text:p>
      <text:p text:style-name="Text_20_body">Butler, Judith, <text:span text:style-name="Emphasis">Gender Trouble</text:span>. Routledge, 2002.
</text:p>
      <text:p text:style-name="Text_20_body">Butler, Judith. "Performative Acts And Gender Constitution: An Essay
 In Phenomenology And Feminist Theory." <text:span text:style-name="Emphasis">Feminist theory
 Reader</text:span>. Routledge, 2020. 353-361.
</text:p>
      <text:p text:style-name="Text_20_body">Calado, Filipa. 2022. “Encoding Queer Erasure in Oscar Wilde’s <text:span text:style-name="Emphasis">The
 Picture of Dorian Gray/”, /Open Library of Humanities</text:span> 8(1).
</text:p>
      <text:p text:style-name="Text_20_body">Caughie, Pamela. “Virginia Woolf’s Double Discourse.” /Discontented
 Discourses: Feminism/textual
 Intervention/psychoanalysis/. Ed. Marleen S. Barr &amp; Richard
 Feldstein. Urbana, IL: University of Illinois Press, 1989. 41–53.
</text:p>
      <text:p text:style-name="Text_20_body">Caughie, Pamela L, Datskou, Emily and Parker, Rebecca. "'Storm Clouds
 on the Horizon': Feminist Ontologies and the Problem of Gender."
 <text:span text:style-name="Emphasis">Feminist Modernist Studies</text:span> 1.3, 2018. pp. 230-242.
</text:p>
      <text:p text:style-name="Text_20_body">Channing, Jill.  "Magical Realism And Gender Variability In Orlando."
 <text:span text:style-name="Emphasis">Virginia Woolf Miscellany</text:span>, no. 67, 2005, p. 11+.
</text:p>
      <text:p text:style-name="Text_20_body">"ContextIndex." NLTK Documentation. Accessed July
 4, 2022. <text:a xlink:type="simple" xlink:href="https://www.nltk.org/_modules/nltk/text.html#ContextIndex">https://www.nltk.org/_modules/nltk/text.html#ContextIndex</text:a>
</text:p>
      <text:p text:style-name="Text_20_body">"ContextIndex.similar_words." NLTK Documentation. Accessed July
 4, 2022. <text:a xlink:type="simple" xlink:href="https://www.nltk.org/_modules/nltk/text.html#ContextIndex.similar_words">https://www.nltk.org/_modules/nltk/text.html#ContextIndex.similar_words</text:a>
</text:p>
      <text:p text:style-name="Text_20_body">de Gay, Jane. "Virginia Woolf's Feminist Historiography In Orlando."
 <text:span text:style-name="Emphasis">Critical Survey</text:span>, vol. 19, no. 1, 2007, p. 62+.
</text:p>
      <text:p text:style-name="Text_20_body">"Dirty, Naughty, Obscene or Otherwise Bad Words." <text:a xlink:type="simple" xlink:href="https://github.com/LDNOOBW/List-of-Dirty-Naughty-Obscene-and-Otherwise-Bad-Words/blob/master/en">https://github.com/LDNOOBW/List-of-Dirty-Naughty-Obscene-and-Otherwise-Bad-Words/blob/master/en</text:a>
</text:p>
      <text:p text:style-name="Text_20_body">Drucker, Johanna. “Humanities Approaches to Graphical Display.” <text:span text:style-name="Emphasis">DHQ:
 Digital Humanities Quarterly</text:span>. Vol 5, No 1. 2011.
</text:p>
      <text:p text:style-name="Text_20_body">Dunkley, Kitty. “Becoming Posthuman: The Sexualized, Racialized, and
 Naturalized Others of Octavia E. Butler’s Lilith’s Brood," <text:span text:style-name="Emphasis">The
 Bloomsbury Handbook to Octavia Butler</text:span>. pp. 95-115.
</text:p>
      <text:p text:style-name="Text_20_body"><text:span text:style-name="Emphasis">Entropy8Zuper!</text:span>
<text:span text:style-name="Emphasis">skinonskinonskin</text:span>. Rhizome. <text:a xlink:type="simple" xlink:href="https://anthology.rhizome.org/skinonskinonskin">https://anthology.rhizome.org/skinonskinonskin</text:a>
</text:p>
      <text:p text:style-name="Text_20_body">Flanders, Julia. "'Encoding Identity' in "Queer Encoding: Encoding
 Diverse Identities" conference. The Digital Scholarship Center,
 Temple University, April 28, 2017.
</text:p>
      <text:p text:style-name="Text_20_body">Flanders, Julia. "What is the TEI?" <text:span text:style-name="Emphasis">The Women Writers
 Project</text:span>. 1999-2021.
</text:p>
      <text:p text:style-name="Text_20_body">Foucault, Michel, and Robert Hurley. <text:span text:style-name="Emphasis">The History of
 Sexuality</text:span>. Vintage books ed., Vintage Books, 1988.
</text:p>
      <text:p text:style-name="Text_20_body">Gaboury, Jacob. "'Becoming NULL': Queer Relations in the Excluded
 Middle." <text:span text:style-name="Emphasis">Women &amp; Performance: a Journal of Feminist Theory</text:span>. 28.2,
 143-158. 2018.
</text:p>
      <text:p text:style-name="Text_20_body">Gebru, Timnit, Emily M. Bender, Angelina McMillan-Major, Margaret
 MitchEll. "Statement From The Listed Authors Of Stochastic Parrots On
 The 'Ai Pause' Letter." <text:span text:style-name="Emphasis">Distributed AI Research Institute</text:span>. March
 31, 2023.
</text:p>
      <text:p text:style-name="Text_20_body">Goldberg, Jonathan and Menon, Madhavi. "Queering History." <text:span text:style-name="Emphasis">PMLA</text:span>.
 120.5, 2005. pp. 1608-1617.
</text:p>
      <text:p text:style-name="Text_20_body">Greg, Walter W. "The Rationale of Copy-Text." <text:span text:style-name="Emphasis">Studies in
 Bibliography</text:span>, 3, 1950-51. pp. 19-36.
</text:p>
      <text:p text:style-name="Text_20_body">Halperin, David M "How to Do the History of Male Homosexuality." <text:span text:style-name="Emphasis">GLQ:
 A Journal of Lesbian and Gay Studies</text:span>. 6.1. 2000. pp. 87-123.
</text:p>
      <text:p text:style-name="Text_20_body">Hayles, N. Katherine. "Afterword: Learning to Read AI Texts" in "Again
 Theory: A Forum on Language, Meaning, and Intent in a Time of
 Stochastic Parrots," <text:span text:style-name="Emphasis">Critical Inquiry</text:span>. 30 June 2023.
</text:p>
      <text:p text:style-name="Text_20_body">Haraway, Donna Jeanne. <text:span text:style-name="Emphasis">Primate Visions: Gender, Race, and Nature in
 the World of Modern Science</text:span>. Routledge, 1989.
</text:p>
      <text:p text:style-name="Text_20_body">Hayles, Katherine. “Flickering Connectivities in Shelley Jackson's
 Patchwork Girl: The Importance of Media-Specific Analysis.”
 <text:span text:style-name="Emphasis">Postmodern Culture</text:span>, vol. 10, no. 2, 2000.
</text:p>
      <text:p text:style-name="Text_20_body">Hayles, N. Katherine. <text:span text:style-name="Emphasis">How We Became Posthuman: Virtual Bodies in
 Cybernetics, Literature, and Informatics</text:span>. University of Chicago
 Press, 1999.
</text:p>
      <text:p text:style-name="Text_20_body">Hovey, Jaime. “‘Kissing A Negress In The Dark’: Englishness As A
 Masquerade In Woolf's Orlando.” <text:span text:style-name="Emphasis">PMLA</text:span>, vol. 112, no. 3, 1997,
 pp. 393–404. JSTOR, www.jstor.org/stable/462948.
</text:p>
      <text:p text:style-name="Text_20_body">"if ( 1 + 1 == 1 ) { e8z = true; };" <text:a xlink:type="simple" xlink:href="http://entropy8zuper.org/">http://entropy8zuper.org/</text:a>
</text:p>
      <text:p text:style-name="Text_20_body">Irigaray, Luce. <text:span text:style-name="Emphasis">This Sex Which Is Not One</text:span>. Cornell University Press,
</text:p>
      <text:list text:style-name="OrgNumberedList" text:continue-numbering="false">
        <text:list-item>
nil
</text:list-item>
      </text:list>
      <text:p text:style-name="Text_20_body">Jesser, Nancy. "Blood, Genes and Gender in Octavia Butler's Kindred
 and Dawn." <text:span text:style-name="Emphasis">Extrapolation</text:span> (Pre-2012), vol. 43, no. 1, 2002,
 pp. 36-61.
</text:p>
      <text:p text:style-name="Text_20_body">Jewell, A. <text:span text:style-name="Emphasis">The Willa Cather Archive</text:span>. University of Nebraska,
 Lincoln. 2004-2013.
</text:p>
      <text:p text:style-name="Text_20_body">Johnson, Jessica Marie. <text:span text:style-name="Emphasis">Wicked Flesh: Black women, Intimacy, and
 Freedom in the Atlantic World</text:span>. University of Pennsylvania
 Press, 2020.
</text:p>
      <text:p text:style-name="Text_20_body">Keeling, Kara. "Queer OS." <text:span text:style-name="Emphasis">Cinema Journal</text:span>, vol. 53 no. 2, 2014,
 p. 152-157.
</text:p>
      <text:p text:style-name="Text_20_body">Klein, Lauren F. “The Image of Absence: Archival Silence, Data
 Visualization, and James Hemings.” /American Literature.. 85
 (4), 2013. pp. 661–688.
</text:p>
      <text:p text:style-name="Text_20_body">Kirschenbaum, Matthew G. <text:span text:style-name="Emphasis">Mechanisms: New Media and the Forensic
 Imagination</text:span>. MIT Press 2008.
</text:p>
      <text:p text:style-name="Text_20_body">Kittler, Friedrich A. <text:span text:style-name="Emphasis">Gramophone, Film, Typewriter</text:span>. Stanford
 University Press, 1999.
</text:p>
      <text:p text:style-name="Text_20_body">Landow, George. <text:span text:style-name="Emphasis">Hypertext 3.0: Critical Theory and New Media in an
 Era of Globalization</text:span>. The Johns Hopkins University Press. 2006.
</text:p>
      <text:p text:style-name="Text_20_body">Lawler, Donald L. <text:span text:style-name="Emphasis">An Inquiry into Oscar Wilde's Revisions of the
 Picture of Dorian Gray</text:span>. <text:span text:style-name="Emphasis">Garland Pub</text:span>, New York. 1988.
</text:p>
      <text:p text:style-name="Text_20_body">Leckie, Barbara. "The Novel and Censorship in Late-Victorian England."
 <text:span text:style-name="Emphasis">The Oxford Handbook of the Victorian Novel</text:span>. Corby: Oxford
 University Press. 2013.
</text:p>
      <text:p text:style-name="Text_20_body">Liu, Fangzhou and Hannah Knowles. "Harassment, Assault Allegations
 Against Moretti Span Three Campuses". <text:span text:style-name="Emphasis">The Stanford
 Daily</text:span>. 2017-11-16.
</text:p>
      <text:p text:style-name="Text_20_body">Love, Heather. <text:span text:style-name="Emphasis">Feeling Backward: Loss and the Politics of Queer
 History</text:span>. Cambridge: Harvard University Press. 2009.
</text:p>
      <text:p text:style-name="Text_20_body">Mandell, Laura. “Gender And Cultural Analytics: Finding Or Making
 Stereotypes?” <text:span text:style-name="Emphasis">Debates in Digital Humanities 2019</text:span>. Edited by Matthew
 K. Gold and Lauren Klein. University of Minnesota Press, 2019.
</text:p>
      <text:p text:style-name="Text_20_body">Mann, Justin Louis. "Pessimistic Futurism: Survival And Reproduction
 In Octavia Butler’S Dawn." <text:span text:style-name="Emphasis">Feminst Theory</text:span>, Volume 19, Issue 1.
</text:p>
      <text:p text:style-name="Text_20_body">McCabe, Susan "To Be and to Have: The Rise of Queer Historicism."
 <text:span text:style-name="Emphasis">GLQ: A Journal of Lesbian and Gay Studies</text:span>. 11.1, 2005. pp. 119-134.
</text:p>
      <text:p text:style-name="Text_20_body">McGann, Jerome. <text:span text:style-name="Emphasis">Radiant Textuality: Literary Studies after the World
 Wide Web.</text:span> Springer. 2001
</text:p>
      <text:p text:style-name="Text_20_body">McKenzie, Donald F. <text:span text:style-name="Emphasis">Bibliography and the Sociology of Texts</text:span>.
 Cambridge: Cambridge University Press. 1986.
</text:p>
      <text:p text:style-name="Text_20_body">McKerrow, Ronald B. <text:span text:style-name="Emphasis">Prolegomena for the Oxford Shakespeare: A Study
 in Editorial Method</text:span>. Oxford: Clarendon Press, 1939.
</text:p>
      <text:p text:style-name="Text_20_body">McPherson, Tara, “U.S. Operating Systems at Mid-Century: The
 Intertwining of Race and UNIX.” <text:span text:style-name="Emphasis">Race after the Internet</text:span>, ed. Lisa
 Nakamura and Peter A. Chow-White, 21–37. New York: Routledge, 2012.
</text:p>
      <text:p text:style-name="Text_20_body">Meltzer, Patricia. <text:span text:style-name="Emphasis">Alien Constructions: Science Fiction and Feminist
 Thought</text:span>. Austin: U of Texas P, 2006.
</text:p>
      <text:p text:style-name="Text_20_body">Mikolov, Tomas, et al. Efficient Estimation of Word Representations in
 Vector Space. arXiv:1301.3781, arXiv, 6 Sept. 2013. arXiv.org,
 <text:a xlink:type="simple" xlink:href="https://doi.org/10.48550/arXiv.1301.3781">https://doi.org/10.48550/arXiv.1301.3781</text:a>.
</text:p>
      <text:p text:style-name="Text_20_body">Moraga, Cherrie. <text:span text:style-name="Emphasis">Loving in the War Years: Lo que nunca paso' por sus
labios</text:span>. South End Press, 2000.
</text:p>
      <text:p text:style-name="Text_20_body">Moretti, Franco. <text:span text:style-name="Emphasis">Distant Reading</text:span>. Verso Books, 2013.
</text:p>
      <text:p text:style-name="Text_20_body">Moretti, Franco. <text:span text:style-name="Emphasis">Graphs, Maps, Trees: Abstract Models for a Literary
 History</text:span>. Verso, 2005.
</text:p>
      <text:p text:style-name="Text_20_body">Moretti, Franco. "The Soul And The Harpy." <text:span text:style-name="Emphasis">Signs Taken For Wonders:
 On the Sociology of Literary Forms</text:span>, trad. David Forgacs, New York,
 Verso, 1983, pp. 1-41.
</text:p>
      <text:p text:style-name="Text_20_body">Muñoz, José Esteban. <text:span text:style-name="Emphasis">Cruising Utopia: The Then and There of Queer
 Futurity</text:span>. NYU Press. 2009.
</text:p>
      <text:p text:style-name="Text_20_body">Muñoz José Esteban. <text:span text:style-name="Emphasis">Disidentifications: Queers of Color and the
 Performance of Politics</text:span>. University of Minnesota Press, 1999.
</text:p>
      <text:p text:style-name="Text_20_body">Musser, Amber Jamilla. <text:span text:style-name="Emphasis">Sensual Excess: Queer Femininity and Brown
 Jouissance</text:span>. NYU Press, 2018.
</text:p>
      <text:p text:style-name="Text_20_body">Nelson, Alondra. "Future Texts." <text:span text:style-name="Emphasis">Social Text</text:span> 71, Vol. 20, No. 2,
 Summer 2002.
</text:p>
      <text:p text:style-name="Text_20_body">Piper, Andrew <text:span text:style-name="Emphasis">_akpiper</text:span>. "There is so much to say about the @nytimes
 #BingChat transcript. That so many people are drawing on literary /
 film references to make sense of what is going on is telling." Feb
 16, 2023. <text:a xlink:type="simple" xlink:href="https://twitter.com/_akpiper/status/1626239843905974274">https://twitter.com/_akpiper/status/1626239843905974274</text:a>
</text:p>
      <text:p text:style-name="Text_20_body">Pope, James. "The Significance of Navigation and Interactivity Design
 for Readers' Responses to Interactive Narrative: Some Conclusions
 from an Empirical Study of Readers' Responses." <text:span text:style-name="Emphasis">Dichtung
 Digital. Journal für Kunst und Kultur digitaler Medien</text:span>,
 No. 39. 2009. pp. 1-22.
</text:p>
      <text:p text:style-name="Text_20_body">Prosser, Jay. <text:span text:style-name="Emphasis">Second Skins: The Body Narratives of
 Transsexuality</text:span>. Columbia University Press, 1998.
</text:p>
      <text:p text:style-name="Text_20_body">Ramirez, Catherine S. "Cyborg Feminism: The Science Fiction of Octavia
 E. Butler and Gloria Anzaldua", Flanagan, Mary, and Booth, Austin,
 eds. <text:span text:style-name="Emphasis">Reload: Rethinking Women + Cyberculture</text:span>. Cambridge, Mass.: MIT
 Press, 2002. p. 374-402.
</text:p>
      <text:p text:style-name="Text_20_body">Ramsay, Stephen. <text:span text:style-name="Emphasis">Reading Machines: Toward an Algorithmic
 Criticism</text:span>. 2011.
</text:p>
      <text:p text:style-name="Text_20_body">Ruberg, Bonnie et al. “Toward a Queer Digital Humanities.” <text:span text:style-name="Emphasis">Bodies of
 Information</text:span>, edited by Elizabeth Losh and Jacqueline Wernimont,
 University of Minnesota Press, 2018, pp. 108–28.
</text:p>
      <text:p text:style-name="Text_20_body">Ruddick, Nicolas. "'The Peculiar Quality of my Genius': Degeneration,
 Decadence, and Dorian Gray in 1890-1891." <text:span text:style-name="Emphasis">Oscar Wilde: The Man, His
 Writings, and His World</text:span>. ed. Robert N Keane. New York: AMS
 Press, 2003. pp.125-137.
</text:p>
      <text:p text:style-name="Text_20_body">Sandoval, Chela. “U.S. Third World Feminism: The Theory and Method of
 Oppositional Consciousness in the Postmodern World.” <text:span text:style-name="Emphasis">Genders</text:span>
 (Austin, Tex.), 10, 1991, S. 1-24, 1991.
</text:p>
      <text:p text:style-name="Text_20_body">Schmidt, Ben. "A Computational Critique Of A Computational Critique Of
 Computational Critique," <text:span text:style-name="Emphasis">Ben Schmidt</text:span>, Dec
 5, 2019. <text:a xlink:type="simple" xlink:href="https://benschmidt.org/post/critical_inquiry/2019-03-18-nan-da-critical-inquiry/">https://benschmidt.org/post/critical_inquiry/2019-03-18-nan-da-critical-inquiry/</text:a>
</text:p>
      <text:p text:style-name="Text_20_body">Schutte, Ofelia. “Cultural Alterity: Cross-Cultural Communication and
 Feminist Theory in North-South Contexts.” <text:span text:style-name="Emphasis">Hypatia</text:span>, vol. 13, no. 2,
 1998, pp. 53–72.
</text:p>
      <text:p text:style-name="Text_20_body">Sedgwick, Eve Kosofsky, and Adam Frank. <text:span text:style-name="Emphasis">Touching Feeling: Affect,
 Pedagogy, Performativity</text:span>. Duke University Press, 2003.
</text:p>
      <text:p text:style-name="Text_20_body">Sinykin, Dan. "Distant Reading And Literary Knowledge."  <text:span text:style-name="Emphasis">Post45</text:span>. May
 6, 2019. <text:a xlink:type="simple" xlink:href="https://post45.org/2019/05/distant-reading-and-literary-knowledge/">https://post45.org/2019/05/distant-reading-and-literary-knowledge/</text:a>
</text:p>
      <text:p text:style-name="Text_20_body">Siraganian, Lisa. "On Accidental and Parasitic Language" in "Again
 Theory: A Forum on Language, Meaning, and Intent in a Time of
 Stochastic Parrots," <text:span text:style-name="Emphasis">Critical Inquiry</text:span>. 26 June 2023.
</text:p>
      <text:p text:style-name="Text_20_body">Smith, Victoria L.  "'Ransacking The Language': Finding The Missing
 Goods In Virginia Woolf's Orlando." <text:span text:style-name="Emphasis">Journal of Modern Literature</text:span>,
 vol. 29 no. 4, 2006, pp. 57-75.
</text:p>
      <text:p text:style-name="Text_20_body">Snorton, C. Riley. <text:span text:style-name="Emphasis">Black on Both Sides: A Racial History of Trans
 Identity</text:span>. University of Minnesota Press, 2017.
</text:p>
      <text:p text:style-name="Text_20_body">So, Richard Jean, and Edwin Roland. "Race And Distant Reading." <text:span text:style-name="Emphasis">PMLA</text:span>
 135.1 (2020): 59-73.
</text:p>
      <text:p text:style-name="Text_20_body">Spillers, Hortense J. “Mama’s Baby, Papa’s Maybe: An American Grammar
 Book.” <text:span text:style-name="Emphasis">Diacritics</text:span>, vol. 17, no. 2, 1987, pp. 65–81.
</text:p>
      <text:p text:style-name="Text_20_body">Tanselle, Thomas. <text:span text:style-name="Emphasis">A Rationale of Textual Criticism</text:span>. University of
 Pennsylvania Press. 1989.
</text:p>
      <text:p text:style-name="Text_20_body">Thain, Marion. "Perspective: Digitizing the Diary – Experiments in
 Queer Encoding." <text:span text:style-name="Emphasis">Journal of Victorian
 Culture</text:span>. 21.2, 2016. pp. 226-241.
</text:p>
      <text:p text:style-name="Text_20_body"><text:span text:style-name="Emphasis">The Shelley-Godwin Archive</text:span>. University of Maryland, College
 Park. Maryland Institute for Technology in the Humanities (MITH).
</text:p>
      <text:p text:style-name="Text_20_body">Tinsley, Omise'eke Natasha. "Black Atlantic, Queer Atlantic: Queer
 Imaginings Of The Middle Passage," <text:span text:style-name="Emphasis">GLQ: A Journal of Lesbian and Gay
 Studies</text:span>. 14.2-3 (2008): 191-215.
</text:p>
      <text:p text:style-name="Text_20_body">Traub, Valerie. "The New Unhistoricism in Queer Studies." <text:span text:style-name="Emphasis">PMLA</text:span>. 128.1,
</text:p>
      <text:list text:style-name="OrgNumberedList" text:continue-numbering="false">
        <text:list-item>
          <text:p text:style-name="Text_20_body">pp. 21-39.
</text:p>
        </text:list-item>
      </text:list>
      <text:p text:style-name="Text_20_body">Turing, Alan. "Computing Machinery and Intelligence." <text:span text:style-name="Emphasis">Mind</text:span>
 59.236. 1950.
</text:p>
      <text:p text:style-name="Text_20_body">Underwood, Ted. <text:span text:style-name="Emphasis">Distant Horizons: Digital Evidence And Literary
 Change</text:span>. University of Chicago Press, 2019.
</text:p>
      <text:p text:style-name="Text_20_body">Underwood, Ted. "The Empirical Triumph of Theory" in "Again Theory: A
 Forum on Language, Meaning, and Intent in a Time of Stochastic
 Parrots," <text:span text:style-name="Emphasis">Critical Inquiry</text:span>. June 29, 2023.
</text:p>
      <text:p text:style-name="Text_20_body">Underwood, Ted. "Machine Learning And Human Perspective." <text:span text:style-name="Emphasis">PMLA</text:span> 135.1
 (2020): 92-109.
</text:p>
      <text:p text:style-name="Text_20_body">Wilde, Oscar. <text:span text:style-name="Emphasis">The Picture of Dorian Gray: Original
 Manuscript</text:span>. 1889–90. MS. Morgan Library &amp; Museum, New York, NY.
</text:p>
      <text:p text:style-name="Text_20_body">Wilde, Oscar, and Joseph Bristow. <text:span text:style-name="Emphasis">The Complete Works of Oscar
 Wilde</text:span>. Vol. 3. Oxford, Oxford University Press, 2000.
</text:p>
      <text:p text:style-name="Text_20_body">Wilde, Oscar, and Michael Patrick Gillespie. /The Picture of Dorian
 Gray: Authoritative Texts, Backgrounds, Reviews and Reactions,
 Criticism/. 2nd ed. ed., New York, W.W. Norton, 2007.
</text:p>
      <text:p text:style-name="Text_20_body">Wilde, Oscar, and Nicholas Frankel. <text:span text:style-name="Emphasis">The Picture of Dorian Gray: An
 Annotated, Uncensored Edition</text:span>. Cambridge, Mass., Belknap Press of
 Harvard University Press, 2011.
</text:p>
      <text:p text:style-name="Text_20_body">Woolf, Virginia and Mark Hussey. <text:span text:style-name="Emphasis">Orlando: A Biography</text:span>. Mariner
 Books, 2006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ilipa  Calado</dc:creator>
    <meta:initial-creator>Filipa  Calado</meta:initial-creator>
    <dc:date>2023-07-29T11:16:51</dc:date>
    <meta:creation-date>2023-07-29T11:16:51</meta:creation-date>
    <meta:generator>Emacs 26.2 (Org mode 9.1.9)</meta:generator>
    <meta:keyword/>
    <dc:subject/>
    <dc:title/>
  </office:meta>
</office:document-meta>
</file>